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ZAN CHAVEZ, EBER NO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AZAN CHAVEZ, EBER NO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51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BAZAN FLORIDA, OSCAR NOE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356150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6:02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